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paragraph-rsid="001a3fb6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language="es" fo:country="ES" style:text-underline-style="none" fo:font-weight="normal" officeooo:rsid="001a3fb6" officeooo:paragraph-rsid="001a3fb6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1pt" fo:language="es" fo:country="ES" style:text-underline-style="none" fo:font-weight="normal" officeooo:rsid="001cd269" officeooo:paragraph-rsid="001cd269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language="es" fo:country="ES" style:text-underline-style="none" fo:font-weight="normal" officeooo:rsid="001f2882" officeooo:paragraph-rsid="001f2882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language="es" fo:country="ES" style:text-underline-style="none" fo:font-weight="bold" officeooo:rsid="001a3fb6" officeooo:paragraph-rsid="001a3fb6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language="es" fo:country="ES" style:text-underline-style="none" fo:font-weight="bold" officeooo:rsid="001a3fb6" officeooo:paragraph-rsid="001cd2be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language="es" fo:country="ES" style:text-underline-style="none" fo:font-weight="bold" officeooo:rsid="002032bc" officeooo:paragraph-rsid="002032bc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style:text-underline-style="solid" style:text-underline-width="auto" style:text-underline-color="font-color" fo:font-weight="bold" officeooo:rsid="001a3fb6" officeooo:paragraph-rsid="001a3fb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language="es" fo:country="ES" style:text-underline-style="solid" style:text-underline-width="auto" style:text-underline-color="font-color" fo:font-weight="bold" officeooo:rsid="001a3fb6" officeooo:paragraph-rsid="001a3fb6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fo:font-weight="bold" officeooo:rsid="001a3fb6" officeooo:paragraph-rsid="001a3fb6" style:font-size-asian="28pt" style:font-weight-asian="bold" style:font-size-complex="28pt" style:font-weight-complex="bold"/>
    </style:style>
    <style:style style:name="P11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rsid="001b21e5" officeooo:paragraph-rsid="001cd269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b21e5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cd269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rsid="001a3fb6" officeooo:paragraph-rsid="001cd269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fo:font-size="11pt" fo:language="es" fo:country="ES" style:text-underline-style="none" fo:font-weight="normal" officeooo:rsid="001b21e5" officeooo:paragraph-rsid="001b21e5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fo:font-size="11pt" fo:language="es" fo:country="ES" style:text-underline-style="none" fo:font-weight="normal" officeooo:rsid="001bcdcb" officeooo:paragraph-rsid="001cd269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text-properties fo:font-size="11pt" fo:language="es" fo:country="ES" style:text-underline-style="none" fo:font-weight="normal" officeooo:rsid="001bcdcb" officeooo:paragraph-rsid="001bcdcb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text-properties fo:font-size="11pt" fo:language="es" fo:country="ES" style:text-underline-style="none" fo:font-weight="normal" officeooo:rsid="001cd269" officeooo:paragraph-rsid="001cd269" style:font-size-asian="11pt" style:font-weight-asian="normal" style:font-size-complex="11pt" style:font-weight-complex="normal"/>
    </style:style>
    <style:style style:name="P19" style:family="paragraph" style:parent-style-name="Standard" style:list-style-name="L3">
      <style:text-properties fo:font-size="11pt" fo:language="es" fo:country="ES" style:text-underline-style="none" fo:font-weight="normal" officeooo:rsid="001cd269" officeooo:paragraph-rsid="001e57c6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fo:font-size="11pt" fo:language="es" fo:country="ES" style:text-underline-style="none" fo:font-weight="normal" officeooo:rsid="001cd2be" officeooo:paragraph-rsid="001cd2be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text-properties fo:font-size="11pt" fo:language="es" fo:country="ES" style:text-underline-style="none" fo:font-weight="normal" officeooo:rsid="001cd2be" officeooo:paragraph-rsid="001e57c6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text-properties fo:font-size="11pt" fo:language="es" fo:country="ES" style:text-underline-style="none" fo:font-weight="normal" officeooo:rsid="001e57c6" officeooo:paragraph-rsid="001e57c6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text-properties fo:font-size="11pt" fo:language="es" fo:country="ES" style:text-underline-style="none" fo:font-weight="normal" officeooo:rsid="001e57c6" officeooo:paragraph-rsid="001e57c6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style:text-properties fo:font-size="11pt" fo:language="es" fo:country="ES" style:text-underline-style="none" fo:font-weight="normal" officeooo:rsid="001f2882" officeooo:paragraph-rsid="001f2882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text-properties fo:font-size="11pt" fo:language="es" fo:country="ES" style:text-underline-style="none" fo:font-weight="normal" officeooo:rsid="002032bc" officeooo:paragraph-rsid="002032bc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fo:font-size="11pt" fo:language="es" fo:country="ES" style:text-underline-style="none" fo:font-weight="normal" officeooo:rsid="002032bc" officeooo:paragraph-rsid="002032bc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language="es" fo:country="ES" style:text-underline-style="none" fo:font-weight="normal" officeooo:rsid="002032bc" officeooo:paragraph-rsid="002032bc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text-properties fo:font-size="11pt" fo:language="es" fo:country="ES" style:text-underline-style="none" fo:font-weight="normal" officeooo:rsid="002125b7" officeooo:paragraph-rsid="002125b7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text-properties fo:font-size="11pt" fo:language="es" fo:country="ES" style:text-underline-style="none" fo:font-weight="normal" officeooo:rsid="002125b7" officeooo:paragraph-rsid="002125b7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language="es" fo:country="ES" style:text-underline-style="none" fo:font-weight="normal" officeooo:rsid="002125b7" officeooo:paragraph-rsid="002125b7" style:font-size-asian="11pt" style:font-weight-asian="normal" style:font-size-complex="11pt" style:font-weight-complex="normal"/>
    </style:style>
    <style:style style:name="P31" style:family="paragraph" style:parent-style-name="Standard" style:list-style-name="L2">
      <style:text-properties officeooo:paragraph-rsid="001cd2be"/>
    </style:style>
    <style:style style:name="P32" style:family="paragraph" style:parent-style-name="Standard" style:list-style-name="L2">
      <style:text-properties officeooo:rsid="001e57c6" officeooo:paragraph-rsid="001e57c6"/>
    </style:style>
    <style:style style:name="P33" style:family="paragraph" style:parent-style-name="Standard" style:list-style-name="L3">
      <style:text-properties officeooo:paragraph-rsid="001e57c6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3fb6" style:font-weight-asian="normal" style:font-weight-complex="normal"/>
    </style:style>
    <style:style style:name="T3" style:family="text">
      <style:text-properties style:text-underline-style="none" fo:font-weight="normal" officeooo:rsid="001e57c6" style:font-weight-asian="normal" style:font-weight-complex="normal"/>
    </style:style>
    <style:style style:name="T4" style:family="text">
      <style:text-properties style:text-underline-style="none" officeooo:rsid="001a3fb6"/>
    </style:style>
    <style:style style:name="T5" style:family="text">
      <style:text-properties style:text-underline-style="none" officeooo:rsid="001b21e5"/>
    </style:style>
    <style:style style:name="T6" style:family="text">
      <style:text-properties style:text-underline-style="none" officeooo:rsid="001bcdcb"/>
    </style:style>
    <style:style style:name="T7" style:family="text">
      <style:text-properties style:text-underline-style="none" officeooo:rsid="001cd269"/>
    </style:style>
    <style:style style:name="T8" style:family="text">
      <style:text-properties officeooo:rsid="001cd269"/>
    </style:style>
    <style:style style:name="T9" style:family="text">
      <style:text-properties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language="es" fo:country="ES" style:text-underline-style="none" fo:font-weight="normal" officeooo:rsid="001cd269" style:font-size-asian="11pt" style:font-weight-asian="normal" style:font-size-complex="11pt" style:font-weight-complex="normal"/>
    </style:style>
    <style:style style:name="T11" style:family="text">
      <style:text-properties fo:font-size="11pt" fo:language="es" fo:country="ES" style:text-underline-style="none" fo:font-weight="normal" officeooo:rsid="001cd2be" style:font-size-asian="11pt" style:font-weight-asian="normal" style:font-size-complex="11pt" style:font-weight-complex="normal"/>
    </style:style>
    <style:style style:name="T12" style:family="text">
      <style:text-properties fo:font-size="11pt" fo:language="es" fo:country="ES" style:text-underline-style="none" fo:font-weight="normal" officeooo:rsid="001e57c6" style:font-size-asian="11pt" style:font-weight-asian="normal" style:font-size-complex="11pt" style:font-weight-complex="normal"/>
    </style:style>
    <style:style style:name="T13" style:family="text">
      <style:text-properties officeooo:rsid="001e57c6"/>
    </style:style>
    <style:style style:name="T14" style:family="text">
      <style:text-properties officeooo:rsid="002032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R</text:p>
      <text:p text:style-name="P8"/>
      <text:p text:style-name="P8"/>
      <text:p text:style-name="P10">Casos de uso esenciales para </text:p>
      <text:p text:style-name="P10">redactar y enviar un e-mai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abriel Carrillo López</text:p>
      <text:p text:style-name="P2"><text:soft-page-break/></text:p>
      <text:p text:style-name="P1"><text:span text:style-name="T4">Actor Primario:</text:span><text:span text:style-name="T2"> Usuario</text:span></text:p>
      <text:p text:style-name="P1"><text:span text:style-name="T4">Acción: </text:span><text:span text:style-name="T2">Añadir receptor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8453080276157309081" text:style-name="L1">
        <text:list-item text:start-value="1">
          <text:p text:style-name="P11"><text:span text:style-name="T1">El usuario clica sobre la zona establecida para </text:span><text:span text:style-name="T6">introducir el correo electrónico del receptor.</text:span></text:p>
        </text:list-item>
        <text:list-item>
          <text:p text:style-name="P15">El usuario introduce el correo electrónico del receptor en la zona establecida.</text:p>
        </text:list-item>
        <text:list-item>
          <text:p text:style-name="P16">El sistema añade el correo electrónico a la pila de destinatarios.</text:p>
        </text:list-item>
        <text:list-item>
          <text:p text:style-name="P18">El usuario repite el paso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Eliminar receptor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49411434538" text:continue-list="list8453080276157309081" text:style-name="L1">
        <text:list-item text:start-value="1">
          <text:p text:style-name="P12"><text:span text:style-name="T5">El usuario clica sobre la zona establecida para </text:span><text:span text:style-name="T6">introducir el correo electrónico del receptor.</text:span></text:p>
        </text:list-item>
        <text:list-item>
          <text:p text:style-name="P17">El usuario elimina el correo electrónico del receptor que desee.</text:p>
        </text:list-item>
        <text:list-item>
          <text:p text:style-name="P17">El sistema elimina el correo electrónico de la pila destinatarios.</text:p>
        </text:list-item>
        <text:list-item>
          <text:p text:style-name="P18">El usuario repite el paso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Añadir CC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0478653445" text:continue-list="list123949411434538" text:style-name="L1">
        <text:list-item text:start-value="1">
          <text:p text:style-name="P18">El usuario clica sobre la zona establecida para introducir el correo electrónico del receptor de la copia.</text:p>
        </text:list-item>
        <text:list-item>
          <text:p text:style-name="P16">El usuario introduce el correo electrónico del receptor de la copia en la zona establecida.</text:p>
        </text:list-item>
        <text:list-item>
          <text:p text:style-name="P16">El sistema añade el correo electrónico a la pila de destinatarios de la copia.</text:p>
        </text:list-item>
        <text:list-item>
          <text:p text:style-name="P18">El usuario repite el paso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Eliminar CC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1164826528" text:continue-list="list123950478653445" text:style-name="L1">
        <text:list-item text:start-value="1">
          <text:p text:style-name="P13"><text:span text:style-name="T5">El usuario clica sobre la zona establecida para </text:span><text:span text:style-name="T6">introducir el correo electrónico del receptor </text:span><text:span text:style-name="T7">de la copia</text:span><text:span text:style-name="T6">.</text:span></text:p>
        </text:list-item>
        <text:list-item>
          <text:p text:style-name="P16">El usuario elimina el correo electrónico del receptor <text:span text:style-name="T8">de la copia </text:span>que desee.</text:p>
        </text:list-item>
        <text:list-item>
          <text:p text:style-name="P16">El sistema elimina el correo electrónico de la pila <text:span text:style-name="T8">de </text:span>destinatarios <text:span text:style-name="T8">de la copia</text:span>.</text:p>
        </text:list-item>
        <text:list-item>
          <text:p text:style-name="P18">El usuario repite el paso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Añadir CCO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0228636588" text:continue-list="list123951164826528" text:style-name="L1">
        <text:list-item text:start-value="1">
          <text:p text:style-name="P18">El usuario clica sobre la zona establecida para introducir el correo electrónico del receptor de la copia oculta.</text:p>
        </text:list-item>
        <text:list-item>
          <text:p text:style-name="P16">El usuario introduce el correo electrónico del receptor de la copia oculta en la zona establecida.</text:p>
        </text:list-item>
        <text:list-item>
          <text:p text:style-name="P16">El sistema añade el correo electrónico a la pila de destinatarios de la copia oculta.</text:p>
        </text:list-item>
        <text:list-item>
          <text:p text:style-name="P18">El usuario repite el paso 2 las veces necesaria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<text:span text:style-name="T4">Actor Primario:</text:span><text:span text:style-name="T2"> Usuario</text:span></text:p>
      <text:p text:style-name="P1"><text:span text:style-name="T4">Acción:</text:span><text:span text:style-name="T2"> Eliminar CCO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1232734575" text:continue-list="list123950228636588" text:style-name="L1">
        <text:list-item text:start-value="1">
          <text:p text:style-name="P13"><text:span text:style-name="T5">El usuario clica sobre la zona establecida para </text:span><text:span text:style-name="T6">introducir el correo electrónico del receptor </text:span><text:span text:style-name="T7">de la copia oculta</text:span><text:span text:style-name="T6">.</text:span></text:p>
        </text:list-item>
        <text:list-item>
          <text:p text:style-name="P16">El usuario elimina el correo electrónico del receptor <text:span text:style-name="T8">de la copia oculta </text:span>que desee.</text:p>
        </text:list-item>
        <text:list-item>
          <text:p text:style-name="P16">El sistema elimina el correo electrónico de la pila <text:span text:style-name="T8">de </text:span>destinatarios <text:span text:style-name="T8">de la copia oculta</text:span>.</text:p>
        </text:list-item>
        <text:list-item>
          <text:p text:style-name="P18">El usuario repite el paso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Definir asunto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0030256308" text:continue-list="list123951232734575" text:style-name="L1">
        <text:list-item text:start-value="1">
          <text:p text:style-name="P14"><text:span text:style-name="T5">El usuario clica sobre la zona establecida para </text:span><text:span text:style-name="T6">introducir el </text:span><text:span text:style-name="T7">asunto del </text:span><text:span text:style-name="T6">correo electrónico.</text:span></text:p>
        </text:list-item>
        <text:list-item>
          <text:p text:style-name="P18">El usuario introduce el asunto del correo electrónico en la zona establecida.</text:p>
        </text:list-item>
        <text:list-item>
          <text:p text:style-name="P18">El sistema añade el asunto al correo electrónico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Añadir frag</text:span><text:span text:style-name="T3">m</text:span><text:span text:style-name="T2">ento de texto al cuerpo del mensaje</text:span></text:p>
      <text:p text:style-name="P1"><text:span text:style-name="T4">Precondición:</text:span><text:span text:style-name="T2"> Usuario registrado</text:span></text:p>
      <text:p text:style-name="P6">Escenario principal:</text:p>
      <text:list xml:id="list7260347638187201280" text:style-name="L2">
        <text:list-item>
          <text:p text:style-name="P31"><text:span text:style-name="T10">El usuario </text:span><text:span text:style-name="T11">clica sobre la zona del cuerpo del mensaje en la que desea añadir el fragmento de texto </text:span><text:span text:style-name="T10">.</text:span></text:p>
        </text:list-item>
        <text:list-item>
          <text:p text:style-name="P20">El usuario introduce el fragmento de texto al cuerpo del mensaje.</text:p>
        </text:list-item>
        <text:list-item>
          <text:p text:style-name="P31"><text:span text:style-name="T10">El sistema añade el </text:span><text:span text:style-name="T11">fragmento de texto al cuerpo del mensaje</text:span><text:span text:style-name="T10"> </text:span><text:span text:style-name="T11">del</text:span><text:span text:style-name="T10"> correo electrónico.</text:span></text:p>
        </text:list-item>
        <text:list-item>
          <text:p text:style-name="P32"><text:span text:style-name="T10">E</text:span><text:span text:style-name="T9">l usuario repite los pasos 1 y 2 las veces necesarias.</text:span>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Borrar un fragmento de texto del cuerpo del mensaje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3961616761556243451" text:style-name="L3">
        <text:list-item>
          <text:p text:style-name="P33"><text:span text:style-name="T10">El usuario </text:span><text:span text:style-name="T11">clica sobre la zona del cuerpo del mensaje en la que desea </text:span><text:span text:style-name="T12">borrar</text:span><text:span text:style-name="T11"> el fragmento de texto </text:span><text:span text:style-name="T10">.</text:span></text:p>
        </text:list-item>
        <text:list-item>
          <text:p text:style-name="P21">El usuario <text:span text:style-name="T13">selecciona </text:span>el fragmento de texto <text:span text:style-name="T13">que desea borrar de</text:span> cuerpo del mensaje <text:span text:style-name="T13">y lo borra</text:span>.</text:p>
        </text:list-item>
        <text:list-item>
          <text:p text:style-name="P19">El sistema borra el fragmento de texto del cuerpo del mensaje del correo electrónico.</text:p>
        </text:list-item>
        <text:list-item>
          <text:p text:style-name="P22">El usuario repite los pasos 1 y 2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Adjuntar un fichero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1169704459" text:continue-list="list123950030256308" text:style-name="L1">
        <text:list-item text:start-value="1">
          <text:p text:style-name="P23">El usuario clica sobre la zona establecida para adjuntar un fichero.</text:p>
        </text:list-item>
        <text:list-item>
          <text:p text:style-name="P23">El sistema abre una ventana para navegar por los ficheros del sistema.</text:p>
        </text:list-item>
        <text:list-item>
          <text:p text:style-name="P23">El usuario navega a través de los ficheros y selecciona el archivo que desea adjuntar.</text:p>
        </text:list-item>
        <text:list-item>
          <text:p text:style-name="P23">El sistema adjunta el archivo seleccionado.</text:p>
        </text:list-item>
        <text:list-item>
          <text:p text:style-name="P23">El usuario repite los pasos 1 y 3 las veces necesaria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4">Actor Primario:</text:span><text:span text:style-name="T2"> Usuario</text:span></text:p>
      <text:p text:style-name="P1"><text:span text:style-name="T4">Acción:</text:span><text:span text:style-name="T2"> Eliminar un fichero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1388960069" text:continue-list="list123951169704459" text:style-name="L1">
        <text:list-item text:start-value="1">
          <text:p text:style-name="P23">El usuario clica sobre la zona establecida para eliminar un fichero adjunto.</text:p>
        </text:list-item>
        <text:list-item>
          <text:p text:style-name="P23">El sistema elimina el fichero adjunto seleccionado.</text:p>
        </text:list-item>
        <text:list-item>
          <text:p text:style-name="P23">El usuario repite el paso 1 las veces necesarias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Descartar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49871750671" text:continue-list="list123951388960069" text:style-name="L1">
        <text:list-item text:start-value="1">
          <text:p text:style-name="P24">El usuario clica sobre la zona establecida para descartar el correo electrónico.</text:p>
        </text:list-item>
        <text:list-item>
          <text:p text:style-name="P24">El sistema guarda una copia en borradores y descarta el correo electrónico.</text:p>
        </text:list-item>
      </text:list>
      <text:p text:style-name="P5"/>
      <text:p text:style-name="P1"><text:span text:style-name="T4">Actor Primario:</text:span><text:span text:style-name="T2"> Usuario</text:span></text:p>
      <text:p text:style-name="P1"><text:span text:style-name="T4">Acción:</text:span><text:span text:style-name="T2"> Enviar</text:span></text:p>
      <text:p text:style-name="P1"><text:span text:style-name="T4">Precondición:</text:span><text:span text:style-name="T2"> Usuario registrado</text:span></text:p>
      <text:p text:style-name="P5">Escenario principal:</text:p>
      <text:list xml:id="list123951032120079" text:continue-list="list123949871750671" text:style-name="L1">
        <text:list-item text:start-value="1">
          <text:p text:style-name="P24">El usuario clica sobre la zona establecida para enviar el correo electrónico.</text:p>
        </text:list-item>
        <text:list-item>
          <text:p text:style-name="P24">El sistema comprueba <text:span text:style-name="T14">que haya, al menos, un destinatario.</text:span></text:p>
        </text:list-item>
        <text:list-item>
          <text:p text:style-name="P28">El sistema comprueba que haya asunto en el correo electrónico.</text:p>
        </text:list-item>
        <text:list-item>
          <text:p text:style-name="P28">El sistema comprueba que se reconozcan las direcciones de los destinatarios</text:p>
        </text:list-item>
        <text:list-item>
          <text:p text:style-name="P25">El sistema envía el correo electrónico a los destinatarios especificados.</text:p>
        </text:list-item>
      </text:list>
      <text:p text:style-name="P4"/>
      <text:p text:style-name="P4"/>
      <text:p text:style-name="P7">Extensiones:</text:p>
      <text:list xml:id="list5676226952553869300" text:style-name="L4">
        <text:list-item>
          <text:p text:style-name="P26">No hay ningún destinatario especificado al enviar el correo:</text:p>
          <text:list>
            <text:list-item>
              <text:p text:style-name="P26">El sistema lanza un error indicando que se ha de especificar algún destinatario.</text:p>
            </text:list-item>
            <text:list-item>
              <text:p text:style-name="P26">El usuario clica sobre la zona establecida para aceptar el error.</text:p>
            </text:list-item>
            <text:list-item>
              <text:p text:style-name="P26">El sistema vuelve al correo electrónico con el mismo estado anterior.</text:p>
            </text:list-item>
          </text:list>
        </text:list-item>
      </text:list>
      <text:p text:style-name="P27"/>
      <text:list xml:id="list123951488478456" text:continue-numbering="true" text:style-name="L4">
        <text:list-item>
          <text:p text:style-name="P29">No hay ningún asunto especificado al enviar el correo:</text:p>
          <text:list>
            <text:list-item>
              <text:p text:style-name="P29">El sistema lanza un error preguntando si se desea enviar el mensaje sin asunto.</text:p>
            </text:list-item>
            <text:list-item>
              <text:p text:style-name="P29">El usuario escoge si quiere enviar el correo igualmente o no:</text:p>
              <text:list>
                <text:list-item>
                  <text:p text:style-name="P29">Caso afirmativo: el sistema sigue con el siguiente paso del proceso.</text:p>
                </text:list-item>
                <text:list-item>
                  <text:p text:style-name="P29">Caso negativo: el sistema vuelve al correo electrónico con el mismo estado anterior.</text:p>
                </text:list-item>
              </text:list>
            </text:list-item>
          </text:list>
        </text:list-item>
      </text:list>
      <text:p text:style-name="P30"/>
      <text:list xml:id="list123950795845079" text:continue-numbering="true" text:style-name="L4">
        <text:list-item>
          <text:p text:style-name="P29">No se reconoce algún destinatario al enviar el correo:</text:p>
          <text:list>
            <text:list-item>
              <text:p text:style-name="P29">El sistema lanza un error indicando el destinatario que no se reconoce, explicando que debe solucionarse y volver a intentar enviarlo.</text:p>
            </text:list-item>
            <text:list-item>
              <text:p text:style-name="P29">El usuario clica sobre la zona establecida para aceptar el error.</text:p>
            </text:list-item>
            <text:list-item>
              <text:p text:style-name="P29">El sistema vuelve al correo electrónico con el mismo estado anterior.</text:p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2:44:30</meta:creation-date>
    <dc:date>2014-10-17T12:39:49.190884000</dc:date>
    <meta:editing-duration>PT53M32S</meta:editing-duration>
    <meta:editing-cycles>7</meta:editing-cycles>
    <meta:generator>LibreOffice/4.3.2.2$MacOSX_x86 LibreOffice_project/edfb5295ba211bd31ad47d0bad0118690f76407d</meta:generator>
    <meta:document-statistic meta:table-count="0" meta:image-count="0" meta:object-count="0" meta:page-count="4" meta:paragraph-count="120" meta:word-count="1010" meta:character-count="6243" meta:non-whitespace-character-count="5389"/>
  </office:meta>
</office:document-meta>
</file>